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roman" style:font-pitch="variable" style:font-charset="x-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6.7688in" style:rel-width="100%" fo:margin-left="-0.0799in" table:align="left"/>
    </style:style>
    <style:style style:name="Table1.A" style:family="table-column">
      <style:table-column-properties style:column-width="1.8097in" style:rel-column-width="2606*"/>
    </style:style>
    <style:style style:name="Table1.B" style:family="table-column">
      <style:table-column-properties style:column-width="4.959in" style:rel-column-width="7141*"/>
    </style:style>
    <style:style style:name="Table1.1" style:family="table-row">
      <style:table-row-properties style:min-row-height="0.25in" fo:keep-together="always" style:use-optimal-row-height="false"/>
    </style:style>
    <style:style style:name="Table1.A1" style:family="table-cell">
      <style:table-cell-properties style:vertical-align="bottom" fo:padding-left="0.0799in" fo:padding-right="0.0799in" fo:padding-top="0in" fo:padding-bottom="0.2in" fo:border="none" style:writing-mode="lr-tb"/>
    </style:style>
    <style:style style:name="Table2" style:family="table">
      <style:table-properties style:width="6.7688in" style:rel-width="100%" fo:margin-left="-0.0799in" table:align="left"/>
    </style:style>
    <style:style style:name="Table2.A" style:family="table-column">
      <style:table-column-properties style:column-width="1.8167in" style:rel-column-width="2616*"/>
    </style:style>
    <style:style style:name="Table2.B" style:family="table-column">
      <style:table-column-properties style:column-width="4.9521in" style:rel-column-width="7131*"/>
    </style:style>
    <style:style style:name="Table2.A1" style:family="table-cell">
      <style:table-cell-properties style:border-line-width-top="0.0069in 0.0069in 0.0069in" style:border-line-width-bottom="0.0069in 0.0069in 0.0069in" fo:padding-left="0.0799in" fo:padding-right="0.0799in" fo:padding-top="0.1in" fo:padding-bottom="0.1in" fo:border-left="none" fo:border-right="none" fo:border-top="1.5pt double #7f7f7f" fo:border-bottom="1.5pt double #7f7f7f" style:writing-mode="lr-tb"/>
    </style:style>
    <style:style style:name="Table2.A6" style:family="table-cell">
      <style:table-cell-properties style:border-line-width-bottom="0.0069in 0.0069in 0.0069in" fo:padding-left="0.0799in" fo:padding-right="0.0799in" fo:padding-top="0.1in" fo:padding-bottom="0.1in" fo:border-left="none" fo:border-right="none" fo:border-top="none" fo:border-bottom="1.5pt double #7f7f7f" style:writing-mode="lr-tb"/>
    </style:style>
    <style:style style:name="P1" style:family="paragraph" style:parent-style-name="Standard">
      <style:paragraph-properties fo:margin-top="0in" fo:margin-bottom="0in" loext:contextual-spacing="false"/>
      <style:text-properties text:display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Titel" style:master-page-name="MP0">
      <style:paragraph-properties style:page-number="auto" fo:break-before="page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11132b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011fd2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rsid="0011132b" officeooo:paragraph-rsid="0011132b"/>
    </style:style>
    <style:style style:name="P8" style:family="paragraph" style:parent-style-name="Überschrift_20_1">
      <style:text-properties fo:language="en" fo:country="GB"/>
    </style:style>
    <style:style style:name="P9" style:family="paragraph" style:parent-style-name="Überschrift_20_2">
      <style:paragraph-properties fo:margin-top="0in" fo:margin-bottom="0.0417in" loext:contextual-spacing="false" fo:line-height="100%"/>
    </style:style>
    <style:style style:name="P10" style:family="paragraph" style:parent-style-name="Überschrift_20_2">
      <style:paragraph-properties fo:margin-top="0in" fo:margin-bottom="0.0417in" loext:contextual-spacing="false" fo:line-height="100%"/>
      <style:text-properties officeooo:paragraph-rsid="0011132b"/>
    </style:style>
    <style:style style:name="P11" style:family="paragraph" style:parent-style-name="Überschrift_20_2">
      <style:paragraph-properties fo:margin-top="0in" fo:margin-bottom="0.0417in" loext:contextual-spacing="false" fo:line-height="100%"/>
      <style:text-properties officeooo:paragraph-rsid="0011fd2c"/>
    </style:style>
    <style:style style:name="T1" style:family="text">
      <style:text-properties style:language-complex="de" style:country-complex="DE"/>
    </style:style>
    <style:style style:name="T2" style:family="text">
      <style:text-properties officeooo:rsid="0011fd2c" style:language-complex="de" style:country-complex="D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11132b"/>
    </style:style>
    <style:style style:name="T5" style:family="text">
      <style:text-properties style:font-name="Arial" officeooo:rsid="0011132b" style:font-name-complex="Arial"/>
    </style:style>
    <style:style style:name="T6" style:family="text">
      <style:text-properties style:font-name="Arial" officeooo:rsid="0011fd2c" style:font-name-complex="Arial"/>
    </style:style>
    <style:style style:name="T7" style:family="text">
      <style:text-properties style:font-name="Arial" fo:font-size="10pt" officeooo:rsid="0011132b" style:font-size-asian="10pt" style:font-name-complex="Arial" style:font-size-complex="10pt"/>
    </style:style>
    <style:style style:name="T8" style:family="text">
      <style:text-properties style:font-name="Arial" fo:font-weight="bold" officeooo:rsid="0011132b" style:font-weight-asian="bold" style:font-name-complex="Arial"/>
    </style:style>
    <style:style style:name="T9" style:family="text">
      <style:text-properties style:font-name="Arial" fo:font-weight="bold" officeooo:rsid="0011fd2c" style:font-weight-asian="bold" style:font-name-complex="Arial"/>
    </style:style>
    <style:style style:name="T10" style:family="text">
      <style:text-properties officeooo:rsid="0011fd2c"/>
    </style:style>
    <style:style style:name="T11" style:family="text">
      <style:text-properties officeooo:rsid="0013cb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Absatz-Standardschriftart"><text:span text:style-name="T1">AGENDA</text:span></text:span></text:p>
      <text:h text:style-name="P8" text:outline-level="1">Kick-off Digital Twin of Injection Molding </text:h>
      <text:h text:style-name="Überschrift_20_2" text:outline-level="2">26.01.2021</text:h>
      <text:h text:style-name="Überschrift_20_2" text:outline-level="2">13:00 <text:span text:style-name="Absatz-Standardschriftart"><text:span text:style-name="T1">–</text:span></text:span>16:00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Überschrift_20_3" text:outline-level="3"/>
          </table:table-cell>
          <table:table-cell table:style-name="Table1.A1" office:value-type="string">
            <text:p text:style-name="Standard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9" text:outline-level="2">13:00 <text:span text:style-name="Absatz-Standardschriftart"><text:span text:style-name="T1">– </text:span></text:span>13:3<text:span text:style-name="T9">0</text:span></text:h>
          </table:table-cell>
          <table:table-cell table:style-name="Table2.A1" office:value-type="string">
            <text:h text:style-name="P10" text:outline-level="2">Begrüßung <text:span text:style-name="T11">(30 min)</text:span></text:h>
            <text:p text:style-name="P5"><text:span text:style-name="T5">Selbstvorstellung der Fachgebiete MRT und IfW</text:span> (<text:span text:style-name="T5">2</text:span>0 min)</text:p>
            <text:p text:style-name="P2"><text:span text:style-name="T4">Selbstvorstellung des Projektbeirates </text:span>(<text:span text:style-name="Absatz-Standardschriftart"><text:span text:style-name="T7">2</text:span></text:span><text:span text:style-name="Absatz-Standardschriftart"><text:span text:style-name="T3"> </text:span></text:span>min <text:span text:style-name="T4">pro Partner</text:span>)</text:p>
          </table:table-cell>
        </table:table-row>
        <table:table-row>
          <table:table-cell table:style-name="Table2.A1" office:value-type="string">
            <text:h text:style-name="P9" text:outline-level="2">13:3<text:span text:style-name="T9">0</text:span> <text:span text:style-name="Absatz-Standardschriftart"><text:span text:style-name="T1">– </text:span></text:span><text:span text:style-name="T9">13</text:span>:<text:span text:style-name="T9">50</text:span></text:h>
          </table:table-cell>
          <table:table-cell table:style-name="Table2.A1" office:value-type="string">
            <text:h text:style-name="P9" text:outline-level="2">Vorstellung des Projektes <text:span text:style-name="T10">(20 min)</text:span></text:h>
            <text:p text:style-name="P2">Motivation (10 min)</text:p>
            <text:p text:style-name="P6"><text:span text:style-name="T10">Projektstruktur &amp; </text:span><text:span text:style-name="T4">Überblick ü</text:span><text:span text:style-name="T10">b</text:span><text:span text:style-name="T4">er geplante </text:span><text:span text:style-name="T6">M</text:span><text:span text:style-name="T4">aßnahmen </text:span><text:span text:style-name="T10">(10 min)</text:span></text:p>
          </table:table-cell>
        </table:table-row>
        <table:table-row>
          <table:table-cell table:style-name="Table2.A1" office:value-type="string">
            <text:h text:style-name="P9" text:outline-level="2"><text:span text:style-name="T9">13</text:span>:<text:span text:style-name="T9">50</text:span> <text:span text:style-name="Absatz-Standardschriftart"><text:span text:style-name="T1">– </text:span></text:span><text:span text:style-name="T9">14</text:span>:<text:span text:style-name="T9">35</text:span></text:h>
          </table:table-cell>
          <table:table-cell table:style-name="Table2.A1" office:value-type="string">
            <text:h text:style-name="P9" text:outline-level="2"><text:span text:style-name="T8">Technisch-methodische Entwicklung</text:span> (<text:span text:style-name="T9">45</text:span> min)</text:h>
            <text:p text:style-name="P2"><text:span text:style-name="T6">Vorstellung der geplanten Entwicklungsmaßnahmen</text:span>(<text:span text:style-name="T6">30</text:span> min)</text:p>
            <text:p text:style-name="P2"><text:span text:style-name="T5">Fachliche Diskussion </text:span>(<text:span text:style-name="T6">15</text:span> min)</text:p>
          </table:table-cell>
        </table:table-row>
        <table:table-row>
          <table:table-cell table:style-name="Table2.A1" office:value-type="string">
            <text:h text:style-name="P9" text:outline-level="2">14:<text:span text:style-name="T9">35</text:span> <text:span text:style-name="Absatz-Standardschriftart"><text:span text:style-name="T1">– </text:span></text:span>14:<text:span text:style-name="T9">50</text:span></text:h>
          </table:table-cell>
          <table:table-cell table:style-name="Table2.A1" office:value-type="string">
            <text:h text:style-name="P9" text:outline-level="2">Kaffeepause (1<text:span text:style-name="T9">5</text:span> min)</text:h>
          </table:table-cell>
        </table:table-row>
        <table:table-row>
          <table:table-cell table:style-name="Table2.A1" office:value-type="string">
            <text:h text:style-name="P9" text:outline-level="2">1<text:span text:style-name="T9">4</text:span>:<text:span text:style-name="T9">50</text:span><text:span text:style-name="Absatz-Standardschriftart"><text:span text:style-name="T1"> – </text:span></text:span><text:span text:style-name="T9">15</text:span>:<text:span text:style-name="T9">10</text:span></text:h>
          </table:table-cell>
          <table:table-cell table:style-name="Table2.A1" office:value-type="string">
            <text:h text:style-name="P9" text:outline-level="2">Wissens- und Technologietransfer (<text:span text:style-name="T9">2</text:span>0 min)</text:h>
            <text:p text:style-name="P2">Vorstellung <text:span text:style-name="T5">der geplanten </text:span>Transfer<text:span text:style-name="T5">maßnahmen</text:span> (<text:span text:style-name="T6">10</text:span> min)</text:p>
            <text:p text:style-name="P5"><text:span text:style-name="T4">Diskussion und Verabschiedung des Transferkonzeptes <text:s/></text:span><text:span text:style-name="T10">(10 min)</text:span></text:p>
          </table:table-cell>
        </table:table-row>
        <table:table-row>
          <table:table-cell table:style-name="Table2.A6" office:value-type="string">
            <text:h text:style-name="P11" text:outline-level="2"><text:span text:style-name="T10">15:1</text:span><text:span text:style-name="T9">0 -</text:span><text:span text:style-name="T10"> 15:</text:span><text:span text:style-name="T9">40</text:span></text:h>
          </table:table-cell>
          <table:table-cell table:style-name="Table2.A6" office:value-type="string">
            <text:h text:style-name="P10" text:outline-level="2"><text:span text:style-name="T8">Organisation der</text:span><text:span text:style-name="T4"> Zusammenarbeit &amp; Abschlussdiskussion </text:span><text:span text:style-name="T10">(</text:span><text:span text:style-name="T9">30</text:span><text:span text:style-name="T10"> min)</text:span></text:h>
            <text:p text:style-name="P5">Rolle des Projektbeirates und Modalitäten der Zusammenarbeit (10 min)</text:p>
            <text:p text:style-name="P7">Abschlussdiskussion (<text:span text:style-name="T10">10 min</text:span>)</text:p>
          </table:table-cell>
        </table:table-row>
      </table:table>
      <text:h text:style-name="Überschrift_20_4" text:outline-level="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roman" style:font-pitch="variable" style:font-charset="x-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0417in" fo:margin-bottom="0.0417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top="0.1665in" fo:margin-bottom="0.0417in" loext:contextual-spacing="false" fo:hyphenation-ladder-count="no-limit" fo:keep-with-next="always"/>
      <style:text-properties fo:font-size="14pt" fo:font-weight="bold" style:letter-kerning="true" style:font-size-asian="14pt" style:font-weight-asian="bold" style:font-size-complex="16pt" style:font-weight-complex="bold" fo:hyphenate="false" loext:hyphenation-no-caps="false"/>
    </style:style>
    <style:style style:name="Überschrift_20_2" style:display-name="Überschrift 2" style:family="paragraph" style:parent-style-name="Standard" style:default-outline-level="2">
      <style:paragraph-properties fo:margin-top="0.0417in" fo:margin-bottom="0.139in" loext:contextual-spacing="false" fo:hyphenation-ladder-count="no-limit"/>
      <style:text-properties fo:font-weight="bold" style:font-weight-asian="bold" fo:hyphenate="false" loext:hyphenation-no-caps="false"/>
    </style:style>
    <style:style style:name="Überschrift_20_3" style:display-name="Überschrift 3" style:family="paragraph" style:parent-style-name="Standard" style:default-outline-level="3">
      <style:paragraph-properties fo:hyphenation-ladder-count="no-limit"/>
      <style:text-properties fo:font-weight="bold" style:font-weight-asian="bold" fo:hyphenate="false" loext:hyphenation-no-caps="false"/>
    </style:style>
    <style:style style:name="Überschrift_20_4" style:display-name="Überschrift 4" style:family="paragraph" style:parent-style-name="Standard" style:default-outline-level="4">
      <style:paragraph-properties fo:margin-top="0.2083in" fo:margin-bottom="0.0693in" loext:contextual-spacing="false" fo:keep-together="always" fo:hyphenation-ladder-count="no-limit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style-complex="italic" fo:hyphenate="false" loext:hyphenation-no-caps="false"/>
    </style:style>
    <style:style style:name="Überschrift_20_5" style:display-name="Überschrift 5" style:family="paragraph" style:parent-style-name="Standard" style:default-outline-level="5">
      <style:paragraph-properties fo:margin-top="0.028in" fo:margin-bottom="0in" loext:contextual-spacing="false" fo:keep-together="always" fo:hyphenation-ladder-count="no-limit" fo:keep-with-next="always"/>
      <style:text-properties fo:color="#365f91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6" style:display-name="Überschrift 6" style:family="paragraph" style:parent-style-name="Standard" style:default-outline-level="6">
      <style:paragraph-properties fo:margin-top="0.028in" fo:margin-bottom="0in" loext:contextual-spacing="false" fo:keep-together="always" fo:hyphenation-ladder-count="no-limit" fo:keep-with-next="always"/>
      <style:text-properties fo:color="#243f60" style:font-name-asian="Times New Roman" style:font-family-asian="'Times New Roman'" style:font-family-generic-asian="roman" style:font-pitch-asian="variable" fo:hyphenate="false" loext:hyphenation-no-caps="false"/>
    </style:style>
    <style:style style:name="Überschrift_20_7" style:display-name="Überschrift 7" style:family="paragraph" style:parent-style-name="Standard" style:default-outline-level="7">
      <style:paragraph-properties fo:margin-top="0.028in" fo:margin-bottom="0in" loext:contextual-spacing="false" fo:keep-together="always" fo:hyphenation-ladder-count="no-limit" fo:keep-with-next="always"/>
      <style:text-properties fo:color="#243f60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Überschrift_20_8" style:display-name="Überschrift 8" style:family="paragraph" style:parent-style-name="Standard" style:default-outline-level="8">
      <style:paragraph-properties fo:margin-top="0.028in" fo:margin-bottom="0in" loext:contextual-spacing="false" fo:keep-together="always" fo:hyphenation-ladder-count="no-limit" fo:keep-with-next="always"/>
      <style:text-properties fo:color="#272727" style:font-name-asian="Times New Roman" style:font-family-asian="'Times New Roman'" style:font-family-generic-asian="roman" style:font-pitch-asian="variable" style:font-size-complex="10.5pt" fo:hyphenate="false" loext:hyphenation-no-caps="false"/>
    </style:style>
    <style:style style:name="Überschrift_20_9" style:display-name="Überschrift 9" style:family="paragraph" style:parent-style-name="Standard" style:default-outline-level="9">
      <style:paragraph-properties fo:margin-top="0.028in" fo:margin-bottom="0in" loext:contextual-spacing="false" fo:keep-together="always" fo:hyphenation-ladder-count="no-limit" fo:keep-with-next="always"/>
      <style:text-properties fo:color="#272727" fo:font-style="italic" style:font-name-asian="Times New Roman" style:font-family-asian="'Times New Roman'" style:font-family-generic-asian="roman" style:font-pitch-asian="variable" style:font-style-asian="italic" style:font-size-complex="10.5pt" style:font-style-complex="italic" fo:hyphenate="false" loext:hyphenation-no-caps="false"/>
    </style:style>
    <style:style style:name="Ort" style:family="paragraph" style:parent-style-name="Standard">
      <style:paragraph-properties fo:text-align="end" style:justify-single-word="false" fo:hyphenation-ladder-count="no-limit"/>
      <style:text-properties fo:hyphenate="false" loext:hyphenation-no-caps="false"/>
    </style:style>
    <style:style style:name="Sprechblasen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itel" style:family="paragraph" style:parent-style-name="Standard" style:next-style-name="Überschrift_20_1">
      <style:paragraph-properties fo:margin-top="0.1665in" fo:margin-bottom="0.0555in" loext:contextual-spacing="false" fo:text-align="end" style:justify-single-word="false" fo:hyphenation-ladder-count="no-limit"/>
      <style:text-properties fo:text-transform="uppercase" fo:color="#404040" fo:font-size="28pt" fo:font-weight="bold" style:font-size-asian="28pt" style:font-weight-asian="bold" fo:hyphenate="false" loext:hyphenation-no-caps="false"/>
    </style:style>
    <style:style style:name="Blocktext" style:family="paragraph" style:parent-style-name="Standard">
      <style:paragraph-properties fo:margin-left="0.8in" fo:margin-right="0.8in" fo:hyphenation-ladder-count="no-limit" fo:text-indent="0in" style:auto-text-indent="false" fo:padding="0.139in" fo:border="0.26pt solid #365f91" style:shadow="none">
        <style:tab-stops/>
      </style:paragraph-properties>
      <style:text-properties fo:color="#365f91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Textkörper_20_3" style:display-name="Textkörper 3" style:family="paragraph" style:parent-style-name="Standard">
      <style:paragraph-properties fo:margin-top="0.0417in" fo:margin-bottom="0.0835in" loext:contextual-spacing="false" fo:hyphenation-ladder-count="no-limit"/>
      <style:text-properties style:font-size-complex="8pt" fo:hyphenate="false" loext:hyphenation-no-caps="false"/>
    </style:style>
    <style:style style:name="Textkörper" style:family="paragraph" style:parent-style-name="Standard">
      <style:paragraph-properties fo:margin-top="0.0417in" fo:margin-bottom="0.0835in" loext:contextual-spacing="false" fo:hyphenation-ladder-count="no-limit"/>
      <style:text-properties fo:hyphenate="false" loext:hyphenation-no-caps="false"/>
    </style:style>
    <style:style style:name="Textkörper-Zeileneinzug" style:family="paragraph" style:parent-style-name="Standard">
      <style:paragraph-properties fo:margin-left="0.1965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extkörper-Einzug_20_3" style:display-name="Textkörper-Einzug 3" style:family="paragraph" style:parent-style-name="Standard">
      <style:paragraph-properties fo:margin-left="0.1965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style:font-size-complex="8pt" fo:hyphenate="false" loext:hyphenation-no-caps="false"/>
    </style:style>
    <style:style style:name="Beschriftung" style:family="paragraph" style:parent-style-name="Standard" style:next-style-name="Standard">
      <style:paragraph-properties fo:margin-top="0in" fo:margin-bottom="0.139in" loext:contextual-spacing="false" fo:line-height="100%" fo:hyphenation-ladder-count="no-limit"/>
      <style:text-properties fo:color="#1f497d" fo:font-style="italic" style:font-style-asian="italic" style:font-size-complex="9pt" style:font-style-complex="italic" fo:hyphenate="false" loext:hyphenation-no-caps="false"/>
    </style:style>
    <style:style style:name="Kommentartext" style:family="paragraph" style:parent-style-name="Standard">
      <style:paragraph-properties fo:line-height="100%" fo:hyphenation-ladder-count="no-limit"/>
      <style:text-properties style:font-size-complex="10pt" fo:hyphenate="false" loext:hyphenation-no-caps="false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Dokumentstruktur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style:font-name-complex="Segoe UI" style:font-family-complex="'Segoe UI'" style:font-family-generic-complex="swiss" style:font-pitch-complex="variable" style:font-size-complex="8pt" fo:hyphenate="false" loext:hyphenation-no-caps="false"/>
    </style:style>
    <style:style style:name="Endnoten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size-complex="10pt" fo:hyphenate="false" loext:hyphenation-no-caps="false"/>
    </style:style>
    <style:style style:name="Umschlagabsenderadresse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font-size-complex="10pt" fo:hyphenate="false" loext:hyphenation-no-caps="false"/>
    </style:style>
    <style:style style:name="Fußnoten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size-complex="10pt" fo:hyphenate="false" loext:hyphenation-no-caps="false"/>
    </style:style>
    <style:style style:name="HTML_20_Vorformatiert" style:display-name="HTML Vorformatier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Consolas" fo:font-family="Consolas" style:font-family-generic="modern" style:font-pitch="fixed" style:font-size-complex="10pt" fo:hyphenate="false" loext:hyphenation-no-caps="false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528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9" style:display-name="Index 9" style:family="paragraph" style:parent-style-name="Standard" style:next-style-name="Standard" style:auto-update="true">
      <style:paragraph-properties fo:margin-left="1.3752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Liste" style:family="paragraph" style:parent-style-name="Standard">
      <style:paragraph-properties fo:margin-left="0.1965in" fo:margin-right="0in" fo:hyphenation-ladder-count="no-limit" fo:text-indent="-0.1965in" style:auto-text-indent="false">
        <style:tab-stops/>
      </style:paragraph-properties>
      <style:text-properties fo:hyphenate="false" loext:hyphenation-no-caps="false"/>
    </style:style>
    <style:style style:name="Aufzählungszeichen" style:family="paragraph" style:parent-style-name="Standard" style:list-style-name="LFO6">
      <style:paragraph-properties fo:hyphenation-ladder-count="no-limit"/>
      <style:text-properties fo:hyphenate="false" loext:hyphenation-no-caps="false"/>
    </style:style>
    <style:style style:name="Listenfortsetzung" style:family="paragraph" style:parent-style-name="Standard">
      <style:paragraph-properties fo:margin-left="0.1965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Makrotext" style:family="paragraph">
      <style:paragraph-properties fo:margin-top="0.0417in" fo:margin-bottom="0in" loext:contextual-spacing="false" fo:hyphenation-ladder-count="no-limit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pt" fo:hyphenate="false" loext:hyphenation-no-caps="false"/>
    </style:style>
    <style:style style:name="Nachrichtenkopf" style:family="paragraph" style:parent-style-name="Standard">
      <style:paragraph-properties fo:margin-left="0.7874in" fo:margin-right="0in" fo:margin-top="0in" fo:margin-bottom="0in" loext:contextual-spacing="false" fo:line-height="100%" fo:hyphenation-ladder-count="no-limit" fo:text-indent="-0.7874in" style:auto-text-indent="false" fo:padding="0.0138in" fo:border="0.74pt solid #000000" style:shadow="none">
        <style:tab-stops/>
      </style:paragraph-properties>
      <style:text-properties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/>
    </style:style>
    <style:style style:name="Nur_20_Text" style:display-name="Nur 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Consolas" fo:font-family="Consolas" style:font-family-generic="modern" style:font-pitch="fixed" style:font-size-complex="10.5pt" fo:hyphenate="false" loext:hyphenation-no-caps="false"/>
    </style:style>
    <style:style style:name="Anrede" style:family="paragraph" style:parent-style-name="Standard" style:next-style-name="Standard">
      <style:paragraph-properties fo:hyphenation-ladder-count="no-limit"/>
      <style:text-properties fo:hyphenate="false" loext:hyphenation-no-caps="false"/>
    </style:style>
    <style:style style:name="Untertitel" style:family="paragraph" style:parent-style-name="Standard">
      <style:paragraph-properties fo:margin-top="0.0417in" fo:margin-bottom="0.111in" loext:contextual-spacing="false" fo:hyphenation-ladder-count="no-limit"/>
      <style:text-properties fo:color="#5a5a5a" fo:letter-spacing="0.0102in" style:font-name-asian="Times New Roman" style:font-family-asian="'Times New Roman'" style:font-family-generic-asian="roman" style:font-pitch-asian="variable" fo:hyphenate="false" loext:hyphenation-no-caps="false"/>
    </style:style>
    <style:style style:name="Rechtsgrundlagenverzeichnis" style:family="paragraph" style:parent-style-name="Standard" style:next-style-name="Standard">
      <style:paragraph-properties fo:margin-left="0.1528in" fo:margin-right="0in" fo:margin-top="0.0417in" fo:margin-bottom="0in" loext:contextual-spacing="false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Abbildungsverzeichnis" style:family="paragraph" style:parent-style-name="Standard" style:next-style-name="Standard">
      <style:paragraph-properties fo:margin-top="0.0417in" fo:margin-bottom="0in" loext:contextual-spacing="false" fo:hyphenation-ladder-count="no-limit"/>
      <style:text-properties fo:hyphenate="false" loext:hyphenation-no-caps="false"/>
    </style:style>
    <style:style style:name="RGV-Überschrift" style:family="paragraph" style:parent-style-name="Standard" style:next-style-name="Standard">
      <style:paragraph-properties fo:margin-top="0.0835in" fo:margin-bottom="0.0417in" loext:contextual-spacing="false" fo:hyphenation-ladder-count="no-limit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 loext:hyphenation-no-caps="false"/>
    </style:style>
    <style:style style:name="Verzeichnis_20_1" style:display-name="Verzeichnis 1" style:family="paragraph" style:parent-style-name="Standard" style:next-style-name="Standard" style:auto-update="true">
      <style:paragraph-properties fo:margin-top="0.0417in" fo:margin-bottom="0.0693in" loext:contextual-spacing="false" fo:hyphenation-ladder-count="no-limit"/>
      <style:text-properties fo:hyphenate="false" loext:hyphenation-no-caps="false"/>
    </style:style>
    <style:style style:name="Zitat" style:family="paragraph" style:parent-style-name="Standard">
      <style:paragraph-properties fo:margin-top="0.139in" fo:margin-bottom="0.111in" loext:contextual-spacing="false" fo:text-align="center" style:justify-single-word="false" fo:hyphenation-ladder-count="no-limit"/>
      <style:text-properties fo:color="#404040" fo:font-style="italic" style:font-style-asian="italic" style:font-style-complex="italic" fo:hyphenate="false" loext:hyphenation-no-caps="false"/>
    </style:style>
    <style:style style:name="Intensives_20_Zitat" style:display-name="Intensives Zitat" style:family="paragraph" style:parent-style-name="Standard" style:next-style-name="Standard">
      <style:paragraph-properties fo:margin-top="0.25in" fo:margin-bottom="0.25in" loext:contextual-spacing="false" fo:text-align="center" style:justify-single-word="false" fo:hyphenation-ladder-count="no-limit"/>
      <style:text-properties fo:color="#365f91" fo:font-style="italic" style:font-style-asian="italic" style:font-style-complex="italic" fo:hyphenate="false" loext:hyphenation-no-caps="false"/>
    </style:style>
    <style:style style:name="Inhaltsverzeichnisüberschrift" style:family="paragraph" style:parent-style-name="Überschrift_20_1" style:next-style-name="Überschrift_20_1" style:default-outline-level="1" style:list-style-name="">
      <style:paragraph-properties fo:hyphenation-ladder-count="no-limit"/>
      <style:text-properties style:font-name-asian="Times New Roman" style:font-family-asian="'Times New Roman'" style:font-family-generic-asian="roman" style:font-pitch-asian="variable" style:font-weight-complex="normal" fo:hyphenate="false" loext:hyphenation-no-caps="false"/>
    </style:style>
    <style:style style:name="Kopfzeile" style:family="paragraph" style:parent-style-name="Standard">
      <style:paragraph-properties fo:margin-top="0in" fo:margin-bottom="0in" loext:contextual-spacing="false" fo:line-height="100%" fo:hyphenation-ladder-count="no-limit"/>
      <style:text-properties fo:hyphenate="false" loext:hyphenation-no-caps="false"/>
    </style:style>
    <style:style style:name="Fußzeile" style:family="paragraph" style:parent-style-name="Standard">
      <style:paragraph-properties fo:margin-top="0in" fo:margin-bottom="0in" loext:contextual-spacing="false" fo:line-height="100%" fo:hyphenation-ladder-count="no-limit"/>
      <style:text-properties fo:hyphenate="false" loext:hyphenation-no-caps="false"/>
    </style:style>
    <style:style style:name="Literaturverzeichnis" style:family="paragraph" style:parent-style-name="Standard" style:next-style-name="Standard">
      <style:paragraph-properties fo:hyphenation-ladder-count="no-limit"/>
      <style:text-properties fo:hyphenate="false" loext:hyphenation-no-caps="false"/>
    </style:style>
    <style:style style:name="Textkörper_20_2" style:display-name="Textkörper 2" style:family="paragraph" style:parent-style-name="Standard">
      <style:paragraph-properties fo:margin-top="0.0417in" fo:margin-bottom="0.0835in" loext:contextual-spacing="false" fo:line-height="200%" fo:hyphenation-ladder-count="no-limit"/>
      <style:text-properties fo:hyphenate="false" loext:hyphenation-no-caps="false"/>
    </style:style>
    <style:style style:name="Textkörper-Erstzeileneinzug" style:family="paragraph" style:parent-style-name="Textkörper">
      <style:paragraph-properties fo:margin-left="0in" fo:margin-right="0in" fo:margin-top="0.0417in" fo:margin-bottom="0.0417in" loext:contextual-spacing="false" fo:hyphenation-ladder-count="no-limit" fo:text-indent="0.25in" style:auto-text-indent="false"/>
      <style:text-properties fo:hyphenate="false" loext:hyphenation-no-caps="false"/>
    </style:style>
    <style:style style:name="Textkörper-Erstzeileneinzug_20_2" style:display-name="Textkörper-Erstzeileneinzug 2" style:family="paragraph" style:parent-style-name="Textkörper-Zeileneinzug">
      <style:paragraph-properties fo:margin-left="0.25in" fo:margin-right="0in" fo:margin-top="0.0417in" fo:margin-bottom="0.0417in" loext:contextual-spacing="false" fo:hyphenation-ladder-count="no-limit" fo:text-indent="0.25in" style:auto-text-indent="false">
        <style:tab-stops/>
      </style:paragraph-properties>
      <style:text-properties fo:hyphenate="false" loext:hyphenation-no-caps="false"/>
    </style:style>
    <style:style style:name="Textkörper-Einzug_20_2" style:display-name="Textkörper-Einzug 2" style:family="paragraph" style:parent-style-name="Standard">
      <style:paragraph-properties fo:margin-left="0.25in" fo:margin-right="0in" fo:margin-top="0.0417in" fo:margin-bottom="0.0835in" loext:contextual-spacing="false" fo:line-height="200%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Grußformel" style:family="paragraph" style:parent-style-name="Standard">
      <style:paragraph-properties fo:margin-left="3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atum" style:family="paragraph" style:parent-style-name="Standard" style:next-style-name="Standard">
      <style:paragraph-properties fo:hyphenation-ladder-count="no-limit"/>
      <style:text-properties fo:hyphenate="false" loext:hyphenation-no-caps="false"/>
    </style:style>
    <style:style style:name="E-Mail-Signatur" style:family="paragraph" style:parent-style-name="Standard">
      <style:paragraph-properties fo:margin-top="0in" fo:margin-bottom="0in" loext:contextual-spacing="false" fo:line-height="100%" fo:hyphenation-ladder-count="no-limit"/>
      <style:text-properties fo:hyphenate="false" loext:hyphenation-no-caps="false"/>
    </style:style>
    <style:style style:name="Umschlagadresse" style:family="paragraph" style:parent-style-name="Standard">
      <style:paragraph-properties fo:margin-left="2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/>
    </style:style>
    <style:style style:name="HTML_20_Adresse" style:display-name="HTML Adresse" style:family="paragraph" style:parent-style-name="Standard">
      <style:paragraph-properties fo:margin-top="0in" fo:margin-bottom="0in" loext:contextual-spacing="false" fo:line-height="100%" fo:hyphenation-ladder-count="no-limit"/>
      <style:text-properties fo:font-style="italic" style:font-style-asian="italic" style:font-style-complex="italic" fo:hyphenate="false" loext:hyphenation-no-caps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055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4583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4" style:display-name="Index 4" style:family="paragraph" style:parent-style-name="Standard" style:next-style-name="Standard" style:auto-update="true">
      <style:paragraph-properties fo:margin-left="0.611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5" style:display-name="Index 5" style:family="paragraph" style:parent-style-name="Standard" style:next-style-name="Standard" style:auto-update="true">
      <style:paragraph-properties fo:margin-left="0.7638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6" style:display-name="Index 6" style:family="paragraph" style:parent-style-name="Standard" style:next-style-name="Standard" style:auto-update="true">
      <style:paragraph-properties fo:margin-left="0.9165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7" style:display-name="Index 7" style:family="paragraph" style:parent-style-name="Standard" style:next-style-name="Standard" style:auto-update="true">
      <style:paragraph-properties fo:margin-left="1.0693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_20_8" style:display-name="Index 8" style:family="paragraph" style:parent-style-name="Standard" style:next-style-name="Standard" style:auto-update="true">
      <style:paragraph-properties fo:margin-left="1.222in" fo:margin-right="0in" fo:margin-top="0in" fo:margin-bottom="0in" loext:contextual-spacing="false" fo:line-height="100%" fo:hyphenation-ladder-count="no-limit" fo:text-indent="-0.1528in" style:auto-text-indent="false">
        <style:tab-stops/>
      </style:paragraph-properties>
      <style:text-properties fo:hyphenate="false" loext:hyphenation-no-caps="false"/>
    </style:style>
    <style:style style:name="Indexüberschrift" style:family="paragraph" style:parent-style-name="Standard" style:next-style-name="Index_20_1">
      <style:paragraph-properties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weight-complex="bold" fo:hyphenate="false" loext:hyphenation-no-caps="false"/>
    </style:style>
    <style:style style:name="Liste_20_2" style:display-name="Liste 2" style:family="paragraph" style:parent-style-name="Standard">
      <style:paragraph-properties fo:margin-left="0.5in" fo:margin-right="0in" fo:hyphenation-ladder-count="no-limit" fo:text-indent="-0.25in" style:auto-text-indent="false">
        <style:tab-stops/>
      </style:paragraph-properties>
      <style:text-properties fo:hyphenate="false" loext:hyphenation-no-caps="false"/>
    </style:style>
    <style:style style:name="Liste_20_3" style:display-name="Liste 3" style:family="paragraph" style:parent-style-name="Standard">
      <style:paragraph-properties fo:margin-left="0.75in" fo:margin-right="0in" fo:hyphenation-ladder-count="no-limit" fo:text-indent="-0.25in" style:auto-text-indent="false">
        <style:tab-stops/>
      </style:paragraph-properties>
      <style:text-properties fo:hyphenate="false" loext:hyphenation-no-caps="false"/>
    </style:style>
    <style:style style:name="Liste_20_4" style:display-name="Liste 4" style:family="paragraph" style:parent-style-name="Standard">
      <style:paragraph-properties fo:margin-left="1in" fo:margin-right="0in" fo:hyphenation-ladder-count="no-limit" fo:text-indent="-0.25in" style:auto-text-indent="false">
        <style:tab-stops/>
      </style:paragraph-properties>
      <style:text-properties fo:hyphenate="false" loext:hyphenation-no-caps="false"/>
    </style:style>
    <style:style style:name="Liste_20_5" style:display-name="Liste 5" style:family="paragraph" style:parent-style-name="Standard">
      <style:paragraph-properties fo:margin-left="1.25in" fo:margin-right="0in" fo:hyphenation-ladder-count="no-limit" fo:text-indent="-0.25in" style:auto-text-indent="false">
        <style:tab-stops/>
      </style:paragraph-properties>
      <style:text-properties fo:hyphenate="false" loext:hyphenation-no-caps="false"/>
    </style:style>
    <style:style style:name="Aufzählungszeichen_20_2" style:display-name="Aufzählungszeichen 2" style:family="paragraph" style:parent-style-name="Standard" style:list-style-name="LFO7">
      <style:paragraph-properties fo:hyphenation-ladder-count="no-limit"/>
      <style:text-properties fo:hyphenate="false" loext:hyphenation-no-caps="false"/>
    </style:style>
    <style:style style:name="Aufzählungszeichen_20_3" style:display-name="Aufzählungszeichen 3" style:family="paragraph" style:parent-style-name="Standard" style:list-style-name="LFO8">
      <style:paragraph-properties fo:hyphenation-ladder-count="no-limit"/>
      <style:text-properties fo:hyphenate="false" loext:hyphenation-no-caps="false"/>
    </style:style>
    <style:style style:name="Aufzählungszeichen_20_4" style:display-name="Aufzählungszeichen 4" style:family="paragraph" style:parent-style-name="Standard" style:list-style-name="LFO9">
      <style:paragraph-properties fo:hyphenation-ladder-count="no-limit"/>
      <style:text-properties fo:hyphenate="false" loext:hyphenation-no-caps="false"/>
    </style:style>
    <style:style style:name="Aufzählungszeichen_20_5" style:display-name="Aufzählungszeichen 5" style:family="paragraph" style:parent-style-name="Standard" style:list-style-name="LFO10">
      <style:paragraph-properties fo:hyphenation-ladder-count="no-limit"/>
      <style:text-properties fo:hyphenate="false" loext:hyphenation-no-caps="false"/>
    </style:style>
    <style:style style:name="Listenfortsetzung_20_2" style:display-name="Listenfortsetzung 2" style:family="paragraph" style:parent-style-name="Standard">
      <style:paragraph-properties fo:margin-left="0.5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Listenfortsetzung_20_3" style:display-name="Listenfortsetzung 3" style:family="paragraph" style:parent-style-name="Standard">
      <style:paragraph-properties fo:margin-left="0.75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Listenfortsetzung_20_4" style:display-name="Listenfortsetzung 4" style:family="paragraph" style:parent-style-name="Standard">
      <style:paragraph-properties fo:margin-left="1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Listenfortsetzung_20_5" style:display-name="Listenfortsetzung 5" style:family="paragraph" style:parent-style-name="Standard">
      <style:paragraph-properties fo:margin-left="1.25in" fo:margin-right="0in" fo:margin-top="0.0417in" fo:margin-bottom="0.083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Listennummer" style:family="paragraph" style:parent-style-name="Standard" style:list-style-name="LFO1">
      <style:paragraph-properties fo:hyphenation-ladder-count="no-limit"/>
      <style:text-properties fo:hyphenate="false" loext:hyphenation-no-caps="false"/>
    </style:style>
    <style:style style:name="Listennummer_20_2" style:display-name="Listennummer 2" style:family="paragraph" style:parent-style-name="Standard" style:list-style-name="LFO2">
      <style:paragraph-properties fo:hyphenation-ladder-count="no-limit"/>
      <style:text-properties fo:hyphenate="false" loext:hyphenation-no-caps="false"/>
    </style:style>
    <style:style style:name="Listennummer_20_3" style:display-name="Listennummer 3" style:family="paragraph" style:parent-style-name="Standard" style:list-style-name="LFO3">
      <style:paragraph-properties fo:hyphenation-ladder-count="no-limit"/>
      <style:text-properties fo:hyphenate="false" loext:hyphenation-no-caps="false"/>
    </style:style>
    <style:style style:name="Listennummer_20_4" style:display-name="Listennummer 4" style:family="paragraph" style:parent-style-name="Standard" style:list-style-name="LFO4">
      <style:paragraph-properties fo:hyphenation-ladder-count="no-limit"/>
      <style:text-properties fo:hyphenate="false" loext:hyphenation-no-caps="false"/>
    </style:style>
    <style:style style:name="Listennummer_20_5" style:display-name="Listennummer 5" style:family="paragraph" style:parent-style-name="Standard" style:list-style-name="LFO5">
      <style:paragraph-properties fo:hyphenation-ladder-count="no-limit"/>
      <style:text-properties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Kein_20_Leerraum" style:display-name="Kein Leerraum" style:family="paragraph">
      <style:paragraph-properties fo:margin-top="0in" fo:margin-bottom="0in" loext:contextual-spacing="false" fo:line-height="100%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loext:hyphenation-no-caps="false"/>
    </style:style>
    <style:style style:name="Standard_20__28_Web_29_" style:display-name="Standard (Web)" style:family="paragraph" style:parent-style-name="Standard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Standardeinzug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Fuß_2f_-Endnotenüberschrift" style:display-name="Fuß/-Endnotenüberschrift" style:family="paragraph" style:parent-style-name="Standard" style:next-style-name="Standard">
      <style:paragraph-properties fo:margin-top="0in" fo:margin-bottom="0in" loext:contextual-spacing="false" fo:line-height="100%" fo:hyphenation-ladder-count="no-limit"/>
      <style:text-properties fo:hyphenate="false" loext:hyphenation-no-caps="false"/>
    </style:style>
    <style:style style:name="Unterschrift" style:family="paragraph" style:parent-style-name="Standard">
      <style:paragraph-properties fo:margin-left="3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2" style:display-name="Verzeichnis 2" style:family="paragraph" style:parent-style-name="Standard" style:next-style-name="Standard" style:auto-update="true">
      <style:paragraph-properties fo:margin-left="0.1528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3" style:display-name="Verzeichnis 3" style:family="paragraph" style:parent-style-name="Standard" style:next-style-name="Standard" style:auto-update="true">
      <style:paragraph-properties fo:margin-left="0.3055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4" style:display-name="Verzeichnis 4" style:family="paragraph" style:parent-style-name="Standard" style:next-style-name="Standard" style:auto-update="true">
      <style:paragraph-properties fo:margin-left="0.4583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5" style:display-name="Verzeichnis 5" style:family="paragraph" style:parent-style-name="Standard" style:next-style-name="Standard" style:auto-update="true">
      <style:paragraph-properties fo:margin-left="0.611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6" style:display-name="Verzeichnis 6" style:family="paragraph" style:parent-style-name="Standard" style:next-style-name="Standard" style:auto-update="true">
      <style:paragraph-properties fo:margin-left="0.7638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7" style:display-name="Verzeichnis 7" style:family="paragraph" style:parent-style-name="Standard" style:next-style-name="Standard" style:auto-update="true">
      <style:paragraph-properties fo:margin-left="0.9165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8" style:display-name="Verzeichnis 8" style:family="paragraph" style:parent-style-name="Standard" style:next-style-name="Standard" style:auto-update="true">
      <style:paragraph-properties fo:margin-left="1.0693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Verzeichnis_20_9" style:display-name="Verzeichnis 9" style:family="paragraph" style:parent-style-name="Standard" style:next-style-name="Standard" style:auto-update="true">
      <style:paragraph-properties fo:margin-left="1.222in" fo:margin-right="0in" fo:margin-top="0.0417in" fo:margin-bottom="0.0693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Überschrift_20_3_20_Zchn" style:display-name="Überschrift 3 Zchn" style:family="text" style:parent-style-name="Absatz-Standardschriftar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Platzhaltertext" style:family="text" style:parent-style-name="Absatz-Standardschriftart">
      <style:text-properties fo:color="#595959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Überschrift_20_6_20_Zchn" style:display-name="Überschrift 6 Zchn" style:family="text" style:parent-style-name="Absatz-Standardschriftart">
      <style:text-properties fo:color="#243f60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Überschrift_20_7_20_Zchn" style:display-name="Überschrift 7 Zchn" style:family="text" style:parent-style-name="Absatz-Standardschriftart">
      <style:text-properties fo:color="#243f60"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Überschrift_20_8_20_Zchn" style:display-name="Überschrift 8 Zchn" style:family="text" style:parent-style-name="Absatz-Standardschriftart">
      <style:text-properties fo:color="#272727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0.5pt"/>
    </style:style>
    <style:style style:name="Überschrift_20_9_20_Zchn" style:display-name="Überschrift 9 Zchn" style:family="text" style:parent-style-name="Absatz-Standardschriftart">
      <style:text-properties fo:color="#272727"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extkörper_20_3_20_Zchn" style:display-name="Textkörper 3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8pt"/>
    </style:style>
    <style:style style:name="Textkörper_20_Zchn" style:display-name="Textkörper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körper-Zeileneinzug_20_Zchn" style:display-name="Textkörper-Zeileneinzug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körper-Einzug_20_3_20_Zchn" style:display-name="Textkörper-Einzug 3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8pt"/>
    </style:style>
    <style:style style:name="Kommentarzeiche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8pt"/>
    </style:style>
    <style:style style:name="Kommentartext_20_Zchn" style:display-name="Kommentartext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Kommentarthema_20_Zchn" style:display-name="Kommentarthema Zchn" style:family="text" style:parent-style-name="Kommentartext_20_Zchn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Dokumentstruktur_20_Zchn" style:display-name="Dokumentstruktur Zchn" style:family="text" style:parent-style-name="Absatz-Standardschriftart">
      <style:text-properties style:font-name="Segoe UI" fo:font-family="'Segoe UI'" style:font-family-generic="swiss" style:font-pitch="variable" style:font-name-complex="Segoe UI" style:font-family-complex="'Segoe UI'" style:font-family-generic-complex="swiss" style:font-pitch-complex="variable" style:font-size-complex="8pt"/>
    </style:style>
    <style:style style:name="Endnotentext_20_Zchn" style:display-name="Endnotentext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Fußnotentext_20_Zchn" style:display-name="Fußnotentext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TML_20_Code" style:display-name="HTML Code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pt"/>
    </style:style>
    <style:style style:name="HTML_20_Definition" style:display-name="HTML Definition" style:family="text" style:parent-style-name="Absatz-Standardschriftar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HTML_20_Tastatur" style:display-name="HTML Tastatur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pt"/>
    </style:style>
    <style:style style:name="HTML_20_Vorformatiert_20_Zchn" style:display-name="HTML Vorformatiert Zchn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pt"/>
    </style:style>
    <style:style style:name="HTML_20_Beispiel" style:display-name="HTML Beispiel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2pt"/>
    </style:style>
    <style:style style:name="HTML_20_Schreibmaschine" style:display-name="HTML Schreibmaschine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pt"/>
    </style:style>
    <style:style style:name="HTML_20_Variable" style:display-name="HTML Variable" style:family="text" style:parent-style-name="Absatz-Standardschriftar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Hyperlink" style:family="text" style:parent-style-name="Absatz-Standardschriftart">
      <style:text-properties fo:color="#0000ff" style:font-name="Arial" fo:font-family="Arial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complex="Arial" style:font-family-complex="Arial" style:font-family-generic-complex="swiss" style:font-pitch-complex="variable"/>
    </style:style>
    <style:style style:name="Zeilennummer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Makrotext_20_Zchn" style:display-name="Makrotext Zchn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pt"/>
    </style:style>
    <style:style style:name="Nachrichtenkopf_20_Zchn" style:display-name="Nachrichtenkopf Zchn" style:family="text" style:parent-style-name="Absatz-Standardschriftart">
      <style:text-properties style:font-name="Arial" fo:font-family="Arial" style:font-family-generic="swiss" style:font-pitch="variable" fo:font-size="12pt" fo:background-color="transparen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Nur_20_Text_20_Zchn" style:display-name="Nur Text Zchn" style:family="text" style:parent-style-name="Absatz-Standardschriftart">
      <style:text-properties style:font-name="Consolas" fo:font-family="Consolas" style:font-family-generic="modern" style:font-pitch="fixed" style:font-name-complex="Arial" style:font-family-complex="Arial" style:font-family-generic-complex="swiss" style:font-pitch-complex="variable" style:font-size-complex="10.5pt"/>
    </style:style>
    <style:style style:name="Anrede_20_Zchn" style:display-name="Anrede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Untertitel_20_Zchn" style:display-name="Untertitel Zchn" style:family="text" style:parent-style-name="Absatz-Standardschriftart">
      <style:text-properties fo:color="#5a5a5a" style:font-name="Arial" fo:font-family="Arial" style:font-family-generic="swiss" style:font-pitch="variable" fo:letter-spacing="0.0102in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Zitat_20_Zchn" style:display-name="Zitat Zchn" style:family="text" style:parent-style-name="Absatz-Standardschriftart">
      <style:text-properties fo:color="#404040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Intensives_20_Zitat_20_Zchn" style:display-name="Intensives Zitat Zchn" style:family="text" style:parent-style-name="Absatz-Standardschriftart">
      <style:text-properties fo:color="#365f91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Intensive_20_Hervorhebung" style:display-name="Intensive Hervorhebung" style:family="text" style:parent-style-name="Absatz-Standardschriftart">
      <style:text-properties fo:color="#365f91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Intensiver_20_Verweis" style:display-name="Intensiver Verweis" style:family="text" style:parent-style-name="Absatz-Standardschriftart">
      <style:text-properties fo:font-variant="normal" fo:text-transform="none" fo:color="#365f91" style:font-name="Arial" fo:font-family="Arial" style:font-family-generic="swiss" style:font-pitch="variable" fo:letter-spacing="normal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Buchtitel" style:family="text" style:parent-style-name="Absatz-Standardschriftart">
      <style:text-properties style:font-name="Arial" fo:font-family="Arial" style:font-family-generic="swiss" style:font-pitch="variable" fo:letter-spacing="normal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Nicht_20_aufgelöste_20_Erwähnung" style:display-name="Nicht aufgelöste Erwähnung" style:family="text" style:parent-style-name="Absatz-Standardschriftart">
      <style:text-properties fo:color="#595959" style:font-name="Arial" fo:font-family="Arial" style:font-family-generic="swiss" style:font-pitch="variable" fo:background-color="#e6e6e6" style:font-name-complex="Arial" style:font-family-complex="Arial" style:font-family-generic-complex="swiss" style:font-pitch-complex="variable"/>
    </style:style>
    <style:style style:name="Kopfzeile_20_Zchn" style:display-name="Kopfzeile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ußzeile_20_Zchn" style:display-name="Fußzeile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körper_20_2_20_Zchn" style:display-name="Textkörper 2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körper-Erstzeileneinzug_20_Zchn" style:display-name="Textkörper-Erstzeileneinzug Zchn" style:family="text" style:parent-style-name="Textkörper_20_Zchn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körper-Erstzeileneinzug_20_2_20_Zchn" style:display-name="Textkörper-Erstzeileneinzug 2 Zchn" style:family="text" style:parent-style-name="Textkörper-Zeileneinzug_20_Zchn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körper-Einzug_20_2_20_Zchn" style:display-name="Textkörper-Einzug 2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Grußformel_20_Zchn" style:display-name="Grußformel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Datum_20_Zchn" style:display-name="Datum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-Mail-Signatur_20_Zchn" style:display-name="E-Mail-Signatur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rvorhebung" style:family="text" style:parent-style-name="Absatz-Standardschriftar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Endnotenzeichen" style:family="text" style:parent-style-name="Absatz-Standardschriftart">
      <style:text-properties style:text-position="super 64%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esuchterLink" style:family="text" style:parent-style-name="Absatz-Standardschriftart">
      <style:text-properties fo:color="#800080" style:font-name="Arial" fo:font-family="Arial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complex="Arial" style:font-family-complex="Arial" style:font-family-generic-complex="swiss" style:font-pitch-complex="variable"/>
    </style:style>
    <style:style style:name="Fußnotenzeichen" style:family="text" style:parent-style-name="Absatz-Standardschriftart">
      <style:text-properties style:text-position="super 64%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ashtag" style:family="text" style:parent-style-name="Absatz-Standardschriftart">
      <style:text-properties fo:color="#2b579a" style:font-name="Arial" fo:font-family="Arial" style:font-family-generic="swiss" style:font-pitch="variable" fo:background-color="#e6e6e6" style:font-name-complex="Arial" style:font-family-complex="Arial" style:font-family-generic-complex="swiss" style:font-pitch-complex="variable"/>
    </style:style>
    <style:style style:name="Überschrift_20_4_20_Zchn" style:display-name="Überschrift 4 Zchn" style:family="text" style:parent-style-name="Absatz-Standardschriftar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tyle-complex="italic"/>
    </style:style>
    <style:style style:name="Überschrift_20_5_20_Zchn" style:display-name="Überschrift 5 Zchn" style:family="text" style:parent-style-name="Absatz-Standardschriftart">
      <style:text-properties fo:color="#365f91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HTML_20_Akronym" style:display-name="HTML Akronym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TML_20_Adresse_20_Zchn" style:display-name="HTML Adresse Zchn" style:family="text" style:parent-style-name="Absatz-Standardschriftar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HTML_20_Zitat" style:display-name="HTML Zitat" style:family="text" style:parent-style-name="Absatz-Standardschriftar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Erwähnung" style:family="text" style:parent-style-name="Absatz-Standardschriftart">
      <style:text-properties fo:color="#2b579a" style:font-name="Arial" fo:font-family="Arial" style:font-family-generic="swiss" style:font-pitch="variable" fo:background-color="#e6e6e6" style:font-name-complex="Arial" style:font-family-complex="Arial" style:font-family-generic-complex="swiss" style:font-pitch-complex="variable"/>
    </style:style>
    <style:style style:name="Fuß_2f_-Endnotenüberschrift_20_Zchn" style:display-name="Fuß/-Endnotenüberschrift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itenzahl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Unterschrift_20_Zchn" style:display-name="Unterschrift Zchn" style:family="text" style:parent-style-name="Absatz-Standardschriftar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mart_20_Hyperlink" style:display-name="Smart Hyperlink" style:family="text" style:parent-style-name="Absatz-Standardschriftart">
      <style:text-properties style:font-name="Arial" fo:font-family="Arial" style:font-family-generic="swiss" style:font-pitch="variable" style:text-underline-style="dotted" style:text-underline-width="auto" style:text-underline-color="font-color" style:text-underline-mode="continuous" style:text-overline-mode="continuous" style:text-line-through-mode="continuous" style:font-name-complex="Arial" style:font-family-complex="Arial" style:font-family-generic-complex="swiss" style:font-pitch-complex="variable"/>
    </style:style>
    <style:style style:name="Fett" style:family="text" style:parent-style-name="Absatz-Standardschriftar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Schwache_20_Hervorhebung" style:display-name="Schwache Hervorhebung" style:family="text" style:parent-style-name="Absatz-Standardschriftart">
      <style:text-properties fo:color="#404040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tyle-complex="italic"/>
    </style:style>
    <style:style style:name="Schwacher_20_Verweis" style:display-name="Schwacher Verweis" style:family="text" style:parent-style-name="Absatz-Standardschriftart">
      <style:text-properties fo:font-variant="small-caps" fo:color="#5a5a5a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_5f_CharLFO11LVL1" style:display-name="WW_CharLFO11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2LVL1" style:display-name="WW_CharLFO12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3LVL1" style:display-name="WW_CharLFO13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_31__20__2f__20_1.1_20__2f__20_1.1.1" style:display-name="1 / 1.1 / 1.1.1">
      <text:list-level-style-number text:level="1" text:style-name="WW_5f_CharLFO11LVL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1__20__2f__20_a_20__2f__20_i" style:display-name="1 / a / i">
      <text:list-level-style-number text:level="1" text:style-name="WW_5f_CharLFO12LVL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Artikel_20__2f__20_Abschnitt" style:display-name="Artikel / Abschnitt">
      <text:list-level-style-number text:level="1" text:style-name="WW_5f_CharLFO13LVL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ußnotenzeichen" style:num-format="1" text:start-value="0" text:footnotes-position="page" text:start-numbering-at="document"/>
    <text:notes-configuration text:note-class="endnote" text:citation-style-name="Endnote_20_Symbol" text:citation-body-style-name="Endnotenzeichen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9in" fo:page-height="11.6937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5in" fo:margin-left="0in" fo:margin-right="0in" fo:margin-bottom="0in" style:dynamic-spacing="true"/>
      </style:header-style>
      <style:footer-style>
        <style:header-footer-properties fo:min-height="0.2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Kopfzeile"/>
      </style:header>
      <style:footer>
        <text:p text:style-name="Fußzeile"/>
      </style:foot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6.2$Linux_X86_64 LibreOffice_project/0ce51a4fd21bff07a5c061082cc82c5ed232f115</meta:generator>
    <meta:initial-creator>LocalAdmin</meta:initial-creator>
    <meta:creation-date>2021-01-14T08:52:00Z</meta:creation-date>
    <dc:date>2021-01-18T09:27:26.791234266</dc:date>
    <meta:editing-cycles>7</meta:editing-cycles>
    <meta:editing-duration>PT37S</meta:editing-duration>
    <meta:document-statistic meta:table-count="2" meta:image-count="0" meta:object-count="0" meta:page-count="1" meta:paragraph-count="26" meta:word-count="110" meta:character-count="850" meta:non-whitespace-character-count="759"/>
    <meta:template xlink:type="simple" xlink:actuate="onRequest" xlink:title="" xlink:href="tf02806216_win32.dotx"/>
  </office:meta>
</office:document-meta>
</file>